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5.382cm" fo:margin-right="5.378cm" fo:margin-top="0cm" fo:margin-bottom="0.023cm" style:contextual-spacing="false" fo:line-height="113%" fo:text-align="center" style:justify-single-word="false" fo:text-indent="-0.018cm" style:auto-text-indent="false"/>
      <style:text-properties fo:color="#ffffd7" loext:opacity="100%" fo:font-size="16pt" officeooo:paragraph-rsid="001618e4" style:font-size-asian="16pt" style:font-size-complex="16pt"/>
    </style:style>
    <style:style style:name="P2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6pt" officeooo:paragraph-rsid="001618e4" style:font-size-asian="16pt" style:font-size-complex="16pt"/>
    </style:style>
    <style:style style:name="P3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4pt" officeooo:paragraph-rsid="001618e4" style:font-size-asian="14pt" style:font-size-complex="14pt"/>
    </style:style>
    <style:style style:name="P4" style:family="paragraph" style:parent-style-name="Standard">
      <style:paragraph-properties fo:margin-right="0cm" fo:margin-top="0cm" fo:margin-bottom="0.046cm" style:contextual-spacing="false" fo:line-height="108%" fo:text-align="center" style:justify-single-word="false" fo:text-indent="0cm" style:auto-text-indent="false"/>
      <style:text-properties fo:color="#ffffd7" loext:opacity="100%" fo:font-size="16pt" officeooo:paragraph-rsid="001618e4" style:font-size-asian="16pt" style:font-size-complex="16pt"/>
    </style:style>
    <style:style style:name="P5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4pt" fo:font-weight="bold" officeooo:paragraph-rsid="001618e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officeooo:paragraph-rsid="001618e4" style:font-size-asian="12pt" style:font-size-complex="12pt"/>
    </style:style>
    <style:style style:name="P7" style:family="paragraph" style:parent-style-name="Standard">
      <style:paragraph-properties fo:margin-right="0cm" fo:margin-top="0cm" fo:margin-bottom="0.046cm" style:contextual-spacing="false" fo:line-height="108%" fo:text-align="center" style:justify-single-word="false" fo:text-indent="0cm" style:auto-text-indent="false"/>
      <style:text-properties fo:color="#ffffd7" loext:opacity="100%" fo:font-size="14pt" officeooo:paragraph-rsid="001618e4" style:font-size-asian="14pt" style:font-size-complex="14pt"/>
    </style:style>
    <style:style style:name="P8" style:family="paragraph" style:parent-style-name="Standard">
      <style:paragraph-properties fo:margin-right="0cm" fo:margin-top="0cm" fo:margin-bottom="0.046cm" style:contextual-spacing="false" fo:line-height="108%" fo:text-align="center" style:justify-single-word="false" fo:text-indent="0cm" style:auto-text-indent="false"/>
      <style:text-properties fo:color="#ffffd7" loext:opacity="100%" fo:font-size="16pt" fo:font-weight="bold" officeooo:rsid="001618e4" officeooo:paragraph-rsid="001618e4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font-weight="bold" officeooo:rsid="001618e4" officeooo:paragraph-rsid="001618e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font-weight="normal" officeooo:rsid="001618e4" officeooo:paragraph-rsid="001618e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font-weight="normal" officeooo:rsid="001618e4" officeooo:paragraph-rsid="001c16c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3pt" fo:font-weight="normal" officeooo:rsid="001c16c7" officeooo:paragraph-rsid="001c16c7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font-weight="normal" officeooo:rsid="001618e4" officeooo:paragraph-rsid="001d6897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language="uk" fo:country="UA" fo:font-weight="normal" officeooo:rsid="001d6897" officeooo:paragraph-rsid="001d6897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language="uk" fo:country="UA" fo:font-weight="normal" officeooo:rsid="001d6897" officeooo:paragraph-rsid="001eac5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language="uk" fo:country="UA" fo:font-weight="normal" officeooo:rsid="001d6897" officeooo:paragraph-rsid="001eac5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2pt" fo:language="uk" fo:country="UA" fo:font-weight="normal" officeooo:rsid="001d6897" officeooo:paragraph-rsid="001fddf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right="0cm" fo:margin-top="0cm" fo:margin-bottom="0.046cm" style:contextual-spacing="false" fo:line-height="108%" fo:text-align="start" style:justify-single-word="false" fo:text-indent="0cm" style:auto-text-indent="false"/>
      <style:text-properties fo:color="#ffffd7" loext:opacity="100%" fo:font-size="14pt" fo:language="uk" fo:country="UA" fo:font-weight="bold" officeooo:rsid="0025681c" officeooo:paragraph-rsid="0025681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3pt" fo:language="en" fo:country="US" fo:font-weight="bold" officeooo:rsid="00175a19" style:font-size-asian="13pt" style:font-weight-asian="bold" style:font-size-complex="13pt" style:font-weight-complex="bold"/>
    </style:style>
    <style:style style:name="T7" style:family="text">
      <style:text-properties fo:language="en" fo:country="US" officeooo:rsid="00175a19"/>
    </style:style>
    <style:style style:name="T8" style:family="text">
      <style:text-properties fo:language="uk" fo:country="UA" officeooo:rsid="00175a19"/>
    </style:style>
    <style:style style:name="T9" style:family="text">
      <style:text-properties officeooo:rsid="00196fe0"/>
    </style:style>
    <style:style style:name="T10" style:family="text">
      <style:text-properties fo:language="en" fo:country="US" officeooo:rsid="00196fe0"/>
    </style:style>
    <style:style style:name="T11" style:family="text">
      <style:text-properties fo:language="zxx" fo:country="none" officeooo:rsid="00196fe0" style:language-asian="zxx" style:country-asian="none" style:language-complex="zxx" style:country-complex="none"/>
    </style:style>
    <style:style style:name="T12" style:family="text">
      <style:text-properties officeooo:rsid="001abbdf"/>
    </style:style>
    <style:style style:name="T13" style:family="text">
      <style:text-properties fo:language="en" fo:country="US" officeooo:rsid="001abbdf"/>
    </style:style>
    <style:style style:name="T14" style:family="text">
      <style:text-properties fo:font-size="13pt" fo:font-weight="bold" officeooo:rsid="001c16c7" style:font-size-asian="13pt" style:font-weight-asian="bold" style:font-size-complex="13pt" style:font-weight-complex="bold"/>
    </style:style>
    <style:style style:name="T15" style:family="text">
      <style:text-properties fo:font-size="13pt" officeooo:rsid="001c16c7" style:font-size-asian="13pt" style:font-size-complex="13pt"/>
    </style:style>
    <style:style style:name="T16" style:family="text">
      <style:text-properties fo:font-size="13pt" fo:language="zxx" fo:country="none" officeooo:rsid="001c16c7" style:font-size-asian="13pt" style:language-asian="zxx" style:country-asian="none" style:font-size-complex="13pt" style:language-complex="zxx" style:country-complex="none"/>
    </style:style>
    <style:style style:name="T17" style:family="text">
      <style:text-properties fo:font-size="13pt" fo:language="zxx" fo:country="none" fo:font-weight="bold" officeooo:rsid="00175a1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officeooo:rsid="001fddf7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6cd47" style:font-size-asian="10.5pt" style:font-weight-asian="normal" style:font-size-complex="12pt" style:font-weight-complex="normal"/>
    </style:style>
    <style:style style:name="T23" style:family="text">
      <style:text-properties fo:font-size="12pt" fo:language="en" fo:country="US" fo:font-weight="normal" officeooo:rsid="0026cd47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Лабораторна робота No1 з курсу «Операційні системи»</text:span></text:h>
      <text:p text:style-name="P2"><text:s/></text:p>
      <text:p text:style-name="P3"><text:span text:style-name="T2">Тема:</text:span> Система базового введення – виведення BIOS.</text:p>
      <text:p text:style-name="P3"><text:span text:style-name="T2">Мета:</text:span> Вивчити структуру та принципи роботи BIOS.</text:p>
      <text:p text:style-name="P3"/>
      <text:p text:style-name="P3"/>
      <text:p text:style-name="P3"/>
      <text:p text:style-name="P4">Теоретична частина</text:p>
      <text:p text:style-name="P3"/>
      <text:p text:style-name="P5">Основні поняття:</text:p>
      <text:p text:style-name="P6"><text:span text:style-name="T2">Операційна система</text:span> — це базовий комплекс програмного забезпечення, що реалізує</text:p>
      <text:p text:style-name="P6">зв’язок між прикладними програмами та апаратними засобами комп’ютера.</text:p>
      <text:p text:style-name="P6"/>
      <text:p text:style-name="P6"><text:span text:style-name="T3">Ядро операційної системи</text:span><text:span text:style-name="T2"> </text:span>— базові компоненти, які відповідають за найважливіші її</text:p>
      <text:p text:style-name="P6">функції, перебувають у пам’яті постійно і виконуються у привілейованому режимі.</text:p>
      <text:p text:style-name="P6"/>
      <text:p text:style-name="P6"><text:span text:style-name="T3">Режим користувача</text:span> — це режим, в якому недопустимі команди, які є критичними для</text:p>
      <text:p text:style-name="P6">роботи системи.</text:p>
      <text:p text:style-name="P6"/>
      <text:p text:style-name="P6"><text:span text:style-name="T3">Режим ядра</text:span> — привілейований режим роботи процесора, як правило, використовується</text:p>
      <text:p text:style-name="P6">для виконання ядра операційної системи.</text:p>
      <text:p text:style-name="P6"/>
      <text:p text:style-name="P6"><text:span text:style-name="T3">Процесор</text:span> — основний компонент комп’ютера, призначений для керування всіма його</text:p>
      <text:p text:style-name="P6">пристроями та виконання арифметичних і логічних операцій над даними.</text:p>
      <text:p text:style-name="P6"/>
      <text:p text:style-name="P6"><text:span text:style-name="T3">Прикладна програма</text:span> — користувацька комп’ютерна програма, що дає змогу вирішувати</text:p>
      <text:p text:style-name="P6">конкретні прикладні задачі користувача.</text:p>
      <text:p text:style-name="P6"/>
      <text:p text:style-name="P6"><text:span text:style-name="T3">Утиліта</text:span><text:span text:style-name="T2"> </text:span>— сервісна програма, що допомагає керувати файлами, отримувати інформацію</text:p>
      <text:p text:style-name="P6">про комп’ютер, діагностувати й усувати проблеми, забезпечувати ефективну роботу</text:p>
      <text:p text:style-name="P6">системи.</text:p>
      <text:p text:style-name="P6"/>
      <text:p text:style-name="P6"><text:span text:style-name="T3">Драйвер</text:span> — комп’ютерна програма, за допомогою якої ОС отримує доступ до приладу</text:p>
      <text:p text:style-name="P6">апаратного забезпечення.</text:p>
      <text:p text:style-name="P6"/>
      <text:p text:style-name="P6"><text:span text:style-name="T3">Системна бібліотека</text:span> — файл, який містить безліч визначених класів для роботи з</text:p>
      <text:p text:style-name="P6">графікою, діалогами, рядками, масивами, функціями друку, контролем над подіями, які</text:p>
      <text:p text:style-name="P6">отримуються з апаратних пристроїв та інших програм.</text:p>
      <text:p text:style-name="P6"/>
      <text:p text:style-name="P6"><text:soft-page-break/></text:p>
      <text:p text:style-name="P6"><text:span text:style-name="T3">BIOS</text:span> (basic input/output system - базова система введення/виведення) - це програмне</text:p>
      <text:p text:style-name="P6">забезпечення, що зберігається в постійній пам'яті комп'ютера, основним завданням якого є</text:p>
      <text:p text:style-name="P6">проведення початкової ініціалізації всіх компонентів комп'ютера ( POST-Power-On Self</text:p>
      <text:p text:style-name="P6">Test) і, залежно від отриманих результатів, завантаження відповідної конфігурації.</text:p>
      <text:p text:style-name="P6"/>
      <text:p text:style-name="P6">Одразу головним завданням BIOS було виконання обробки операцій введення-</text:p>
      <text:p text:style-name="P6">виведення, необхідних для керування клавіатурою, відеокартою, дисками, портами і</text:p>
      <text:p text:style-name="P6"/>
      <text:p text:style-name="P6">іншими пристроями, але з появою нових операційних систем ці функції стали менш</text:p>
      <text:p text:style-name="P6">затребувані.</text:p>
      <text:p text:style-name="P6">Крім того, за допомогою інтерфейсу в BIOS користувач може перевизначити деякі</text:p>
      <text:p text:style-name="P6">параметри конфігурації системи, що дозволяють відключати обладнання, включати</text:p>
      <text:p text:style-name="P6">технології, змінювати величини напруги і частоти основних вузлів, змінюючи, таким</text:p>
      <text:p text:style-name="P6">чином, продуктивність системи.</text:p>
      <text:p text:style-name="P6">Для того, щоб потрапити в BIOS потрібно в момент після включення комп'ютера,</text:p>
      <text:p text:style-name="P6">але до початку завантаження операційної системи натиснути певну клавішу.</text:p>
      <text:p text:style-name="P6">Залежно від BIOS це може бути клавіша Del, F9, F1 або F2, звичайно система</text:p>
      <text:p text:style-name="P6">сама виводить підказку, щоправда іноді вона прихована логотипом або «проскакує» дуже</text:p>
      <text:p text:style-name="P6">швидко. Після закінчення здійснення налагодження BIOS, для того, щоб зберегти змінену</text:p>
      <text:p text:style-name="P6">конфігурацію, необхідно вийти «зі збереженням налагоджень» (звичайно пункт Save &amp;</text:p>
      <text:p text:style-name="P6">Exit Setup) або натиснути F10 і підтвердити впевненість щодо вірно виконаних своїх дій.</text:p>
      <text:p text:style-name="P6">Версії BIOS:</text:p>
      <text:p text:style-name="P6">Основні виробники BIOS: Award, AMI, Phoenix.</text:p>
      <text:p text:style-name="P6">Версія BIOS на кожному комп’ютері є індивідуальною.</text:p>
      <text:p text:style-name="P3"/>
      <text:p text:style-name="P3"/>
      <text:p text:style-name="P4">Контрольні запитання</text:p>
      <text:p text:style-name="P3"/>
      <text:p text:style-name="P3">1. Дати визначення поняттям: операційна система, BIOS, ядро операційної системи,режим користувача, режим ядра, процесор, прикладна програма, утиліта, драйвер,системні бібліотеки.</text:p>
      <text:p text:style-name="P3">2. Що таке BIOS? Яке призначення BIOS?</text:p>
      <text:p text:style-name="P3">3. Для чого використовують розділ MAIN?</text:p>
      <text:p text:style-name="P3">4. Які пункти розділу Advanced Ви знаєте?</text:p>
      <text:p text:style-name="P3">5. Розкажіть про призначення розділу POWER.</text:p>
      <text:p text:style-name="P3">6. Які пункти розділу Boot Вам відомі?</text:p>
      <text:p text:style-name="P3">7. Для чого використовують розділ Tools?</text:p>
      <text:p text:style-name="P3">8. Опишіть структуру розділу Exit.</text:p>
      <text:p text:style-name="P3">9. Опишіть основні технічні характеристики BIOS.</text:p>
      <text:p text:style-name="P3"/>
      <text:p text:style-name="P7"/>
      <text:p text:style-name="P8"><text:soft-page-break/>Відповіді</text:p>
      <text:list text:style-name="L1">
        <text:list-item>
          <text:p text:style-name="P9"><text:span text:style-name="T4">Операційна система</text:span> <text:span text:style-name="T4">-</text:span> <text:span text:style-name="T5">це головна програма, яка керує комп’ютером або телефоном і дозволяє іншим програмам працювати.</text:span></text:p>
        </text:list-item>
      </text:list>
      <text:p text:style-name="P10"><text:tab/><text:tab/><text:span text:style-name="T6">BIOS -</text:span><text:span text:style-name="T7"> </text:span><text:span text:style-name="T8">це програма забезпечення, яка завжди працює в фоновому режимі і її <text:tab/>основними цілями є правильною ініціалізацією та деініціалізації. </text:span></text:p>
      <text:p text:style-name="P10"><text:tab/><text:tab/><text:span text:style-name="T3">Ядро операційної системи -</text:span> це головна частина ОС, <text:span text:style-name="T9">яка контролює всі <text:tab/>процеси «мозок</text:span><text:span text:style-name="T10">”</text:span><text:span text:style-name="T9"> операційної системи.</text:span></text:p>
      <text:p text:style-name="P10"><text:tab/><text:tab/><text:span text:style-name="T3">Режим користувача -</text:span> це такий режим роботи комп’ютера, у якому працюють <text:tab/>звичайні програми (наприклад, браузер, гра, Word) і користувач, <text:span text:style-name="T9">немає доступу до <text:tab/>нижчого рівня керування такого як контроль пам’яті, </text:span><text:span text:style-name="T11">конроль</text:span><text:span text:style-name="T9"> запитів тощо</text:span>.</text:p>
      <text:p text:style-name="P10"><text:tab/><text:tab/><text:span text:style-name="T3">Режим ядра -</text:span> це режим повного доступу до всього, що є в комп’ютері, <text:tab/><text:span text:style-name="T9">контроль пам’яті, контроль операцій тощо</text:span>.</text:p>
      <text:p text:style-name="P10"><text:tab/><text:tab/><text:span text:style-name="T3">Процесор (CPU) -</text:span> це головна мікросхема, яка виконує всі обчислення і <text:tab/>команди.</text:p>
      <text:p text:style-name="P10"><text:tab/><text:tab/><text:span text:style-name="T3">Прикладна програма - </text:span>це звичайна програма, яку <text:span text:style-name="T12">ми</text:span> використовуєш для <text:tab/>конкретної справи<text:span text:style-name="T12">(</text:span><text:span text:style-name="T13">World, Paint</text:span><text:span text:style-name="T12">).</text:span></text:p>
      <text:p text:style-name="P10"><text:tab/><text:tab/><text:span text:style-name="T3">Утиліта -</text:span> це невелика програма, яка допомагає доглядати за комп’ютером.</text:p>
      <text:p text:style-name="P11"><text:tab/><text:tab/><text:span text:style-name="T14">Драйвер - </text:span><text:span text:style-name="T15">це немов словник/інструкція для </text:span><text:span text:style-name="T16">ком’пютера</text:span><text:span text:style-name="T15"> який пояснює як <text:tab/>працює та,чи інша річ. </text:span></text:p>
      <text:p text:style-name="P12"><text:tab/><text:tab/><text:span text:style-name="T2">Системні бібліотеки -</text:span> це набір інструкцій, які операційна система надає <text:tab/>програмам, щоб вони могли працювати</text:p>
      <text:p text:style-name="P10"/>
      <text:list text:continue-numbering="true" text:style-name="L1">
        <text:list-item>
          <text:p text:style-name="P13"><text:span text:style-name="T6">BIOS</text:span><text:span text:style-name="T17"> -</text:span><text:span text:style-name="T7"> </text:span><text:span text:style-name="T8">це програма забезпечення, яка завжди працює в фоновому режимі і її основними цілями є правильною ініціалізацією та деініціалізації. </text:span></text:p>
        </text:list-item>
        <text:list-item>
          <text:p text:style-name="P14">Меню <text:span text:style-name="T18">MAIN </text:span>в <text:span text:style-name="T18">BIOS - </text:span>це немов паспорт комп’ютера де можна подивитися характеристики і змінити деякі базові речі(час, змінити системний диск).</text:p>
        </text:list-item>
        <text:list-item>
          <text:p text:style-name="P14"><text:span text:style-name="T3">CPU Configuration - </text:span>налаштування процесора (активація/деактивація ядер, <text:s/>Hyper-Threading, технології <text:span text:style-name="T19">енергозбереження</text:span>). </text:p>
          <text:p text:style-name="P14"><text:s text:c="12"/><text:span text:style-name="T3">Chipset Configuration -</text:span> налаштування чипсету материнської плати. Integrated <text:s text:c="11"/></text:p>
          <text:p text:style-name="P14"><text:s text:c="12"/><text:span text:style-name="T3">Peripherals -</text:span> керування вбудованими пристроями: мережевою картою, звуком, USB-портами, SATA-контролерами. </text:p>
          <text:p text:style-name="P14"><text:s text:c="12"/><text:span text:style-name="T3">Power Management -</text:span> налаштування <text:span text:style-name="T19">енергозбереження</text:span> (ACPI, Wake-on LAN,SleepMode). </text:p>
          <text:p text:style-name="P14"><text:s text:c="12"/><text:span text:style-name="T3">PCI/PnP Configuration -</text:span> керування слотами і пристроями, підключеними через PCI. </text:p>
          <text:p text:style-name="P14"><text:s text:c="12"/><text:span text:style-name="T3">SATA Configuration / Storage Configuration -</text:span> режим роботи дисків (IDE, AHCI, RAID). </text:p>
          <text:p text:style-name="P14"><text:s text:c="12"/><text:span text:style-name="T3">USB Configuration -</text:span> керування USB-портами та підтримкою USB-boot.</text:p>
        </text:list-item>
        <text:list-item>
          <text:p text:style-name="P14"><text:span text:style-name="T3">Розділ POWER у BIOS -</text:span> це налаштування живлення комп’ютера. Тут керують тим, як комп’ютер споживає енергію і як поводиться при вмиканні/вимиканні.</text:p>
        </text:list-item>
        <text:list-item>
          <text:p text:style-name="P15"><text:span text:style-name="T3">Boot Priority / Boot Order - </text:span>порядок завантаження пристроїв (наприклад, спершу флешка, потім диск). </text:p>
          <text:p text:style-name="P15"><text:soft-page-break/><text:s text:c="11"/><text:span text:style-name="T3">Boot Option #1 / #2 / #3… -</text:span> вибір конкретного пристрою для першого, другого та третього завантаження. </text:p>
          <text:p text:style-name="P15"><text:s text:c="11"/><text:span text:style-name="T3">Boot Mode / UEFI/Legacy -</text:span> вибір режиму завантаження: сучасний UEFI або старий Legacy BIOS. </text:p>
          <text:p text:style-name="P15"><text:s text:c="11"/><text:span text:style-name="T3">Fast Boot -</text:span> прискорене завантаження комп’ютера. Network Boot / PXE — можливість завантажитися з мережі. </text:p>
          <text:p text:style-name="P15"><text:s text:c="11"/><text:span text:style-name="T3">CSM (Compatibility Support Module) -</text:span> сумісність із старими пристроями та ОС.</text:p>
        </text:list-item>
        <text:list-item>
          <text:p text:style-name="P15"><text:span text:style-name="T3">Розділ Tools у BIOS -</text:span> це набір додаткових інструментів для керування і перевірки системи. Тут знаходяться корисні утиліти, які допомагають налаштовувати, оновлювати або діагностувати комп’ютер без операційної системи.</text:p>
        </text:list-item>
        <text:list-item>
          <text:p text:style-name="P15"><text:span text:style-name="T3">Save Changes and Exit - </text:span>зберегти всі зміни та перезавантажити комп’ютер.</text:p>
          <text:list>
            <text:list-item>
              <text:list>
                <text:list-header>
                  <text:p text:style-name="P15"><text:span text:style-name="T3">Discard Changes and Exit -</text:span> вийти без збереження змін.</text:p>
                </text:list-header>
              </text:list>
            </text:list-item>
          </text:list>
        </text:list-item>
      </text:list>
      <text:p text:style-name="P16"><text:tab/><text:tab/> <text:span text:style-name="T3">Load Setup Defaults / Load Optimized Defaults -</text:span> скинути всі <text:tab/>налаштування BIOS до заводських або оптимальних.</text:p>
      <text:list text:continue-numbering="true" text:style-name="L1">
        <text:list-item>
          <text:list>
            <text:list-item>
              <text:list>
                <text:list-header>
                  <text:p text:style-name="P15"><text:span text:style-name="T3">Save Changes -</text:span> зберегти зміни без виходу з BIOS.</text:p>
                  <text:p text:style-name="P15"><text:span text:style-name="T3">Discard Changes -</text:span> відмінити всі внесені зміни, залишаючи BIOS відкритим.</text:p>
                </text:list-header>
              </text:list>
            </text:list-item>
          </text:list>
          <text:p text:style-name="P17"><text:span text:style-name="T20">9.<text:tab/></text:span><text:span text:style-name="T3">ROM / Flash ROM -</text:span> пам’ять, в якій записаний BIOS. </text:p>
          <text:list>
            <text:list-item>
              <text:list>
                <text:list-header>
                  <text:p text:style-name="P15"><text:span text:style-name="T3">Обсяг пам’яті -</text:span> кілька мегабайт . Пам’ять BIOS зберігає код старту комп’ютера та налаштування.</text:p>
                  <text:p text:style-name="P15"><text:span text:style-name="T3">Версія BIOS -</text:span> Кожен BIOS має номер версії, дату випуску та виробника.</text:p>
                </text:list-header>
              </text:list>
            </text:list-item>
          </text:list>
        </text:list-item>
      </text:list>
      <text:p text:style-name="P16"><text:tab/><text:tab/>Версію можна побачити в розділі MAIN або під час старту комп’ютера.</text:p>
      <text:p text:style-name="P16"><text:tab/><text:tab/><text:span text:style-name="T3">Інтерфейс користувача -</text:span> Текстовий або графічний (GUI), дозволяє <text:tab/>змінювати налаштування комп’ютера.</text:p>
      <text:p text:style-name="P16"><text:tab/><text:tab/><text:span text:style-name="T3">Налаштування живлення (Power Management) -</text:span> Підтримка ACPI, <text:tab/>Sleep/Hibernate, керування вентиляторами і <text:span text:style-name="T19">енергозбереженням</text:span>.</text:p>
      <text:p text:style-name="P16"/>
      <text:p text:style-name="P16"/>
      <text:p text:style-name="P18">Висновок: <text:span text:style-name="T21">я дізнався про базові функції та </text:span><text:span text:style-name="T22">методи їх використання в </text:span><text:span text:style-name="T23">BIOS.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style:default-outline-level="1" style:list-style-name="" style:class="chapter">
      <style:paragraph-properties fo:margin-left="5.408cm" fo:margin-right="5.405cm" fo:margin-top="0cm" fo:margin-bottom="0.018cm" style:contextual-spacing="false" fo:line-height="105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0:12:10.593227900</meta:creation-date>
    <dc:date>2025-10-15T11:34:43.178881100</dc:date>
    <meta:editing-duration>PT1H1M1S</meta:editing-duration>
    <meta:editing-cycles>16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97" meta:word-count="987" meta:character-count="7460" meta:non-whitespace-character-count="6384"/>
  </office:meta>
</office:document-meta>
</file>